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40000000C8000000C8AC01FEF37E4EBAC1.gif" manifest:media-type="image/gif"/>
  <manifest:file-entry manifest:full-path="Pictures/1000004F000000FB000000FBB49B20467FD71BE2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venir LT Std" svg:font-family="'Avenir LT St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333333" draw:textarea-horizontal-align="justify" draw:textarea-vertical-align="middle" draw:auto-grow-height="false" fo:min-height="1.945cm" fo:min-width="16.693cm"/>
    </style:style>
    <style:style style:name="gr2" style:family="graphic" style:parent-style-name="standard">
      <style:graphic-properties draw:stroke="none" svg:stroke-color="#000000" draw:fill="none" draw:fill-color="#ffffff" fo:min-height="2.118cm"/>
      <style:paragraph-properties style:writing-mode="lr-tb"/>
    </style:style>
    <style:style style:name="gr3" style:family="graphic" style:parent-style-name="standard">
      <style:graphic-properties draw:stroke="solid" svg:stroke-width="0.2cm" svg:stroke-color="#eeeeee" draw:marker-start-width="0.5cm" draw:marker-end-width="0.5cm" draw:fill-color="#808080" draw:textarea-horizontal-align="justify" draw:textarea-vertical-align="middle" draw:auto-grow-height="false" fo:min-height="1.745cm" fo:min-width="7.875cm" fo:padding-top="0.225cm" fo:padding-bottom="0.225cm" fo:padding-left="0.35cm" fo:padding-right="0.35cm"/>
    </style:style>
    <style:style style:name="gr4" style:family="graphic" style:parent-style-name="standard">
      <style:graphic-properties draw:stroke="none" draw:fill-color="#333333" draw:textarea-horizontal-align="justify" draw:textarea-vertical-align="middle" draw:auto-grow-height="false" fo:min-height="1.945cm" fo:min-width="15.874cm"/>
    </style:style>
    <style:style style:name="gr5" style:family="graphic" style:parent-style-name="standard">
      <style:graphic-properties draw:stroke="solid" svg:stroke-width="0.2cm" svg:stroke-color="#eeeeee" draw:marker-start-width="0.5cm" draw:marker-end-width="0.5cm" draw:fill-color="#e31837" draw:textarea-horizontal-align="justify" draw:textarea-vertical-align="middle" draw:auto-grow-height="false" fo:min-height="1.745cm" fo:min-width="7.87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fo:min-height="2.39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25cm, 0cm, 1.859cm, 0cm)" draw:image-opacity="100%" style:mirror="none"/>
    </style:style>
    <style:style style:name="gr9" style:family="graphic" style:parent-style-name="standard">
      <style:graphic-properties draw:stroke="none" draw:fill-color="#333333" draw:textarea-horizontal-align="justify" draw:textarea-vertical-align="middle" draw:auto-grow-height="false" fo:min-height="1.945cm" fo:min-width="16.381cm"/>
    </style:style>
    <style:style style:name="gr10" style:family="graphic" style:parent-style-name="standard">
      <style:graphic-properties draw:stroke="solid" svg:stroke-width="0.2cm" svg:stroke-color="#eeeeee" draw:marker-start-width="0.5cm" draw:marker-end-width="0.5cm" draw:fill-color="#5cb85c" draw:textarea-horizontal-align="justify" draw:textarea-vertical-align="middle" draw:auto-grow-height="false" fo:min-height="1.745cm" fo:min-width="7.875cm" fo:padding-top="0.225cm" fo:padding-bottom="0.225cm" fo:padding-left="0.35cm" fo:padding-right="0.35cm"/>
    </style:style>
    <style:style style:name="P1" style:family="paragraph">
      <loext:graphic-properties draw:fill-color="#3333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dddddd" style:font-name="Avenir LT Std" fo:font-weight="bold" style:font-weight-asian="bold" style:font-weight-complex="bold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-color="#e31837"/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ffffff" style:font-name="Avenir LT Std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-color="#5cb85c"/>
      <style:paragraph-properties fo:text-align="center"/>
    </style:style>
    <style:style style:name="T1" style:family="text">
      <style:text-properties fo:color="#dddddd" style:font-name="Avenir LT Std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font-name="Avenir LT Std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dddddd" style:font-name="Avenir LT Std" fo:font-size="60pt" fo:font-weight="bold" style:font-size-asian="60pt" style:font-weight-asian="bold" style:font-size-complex="60pt" style:font-weight-complex="bold"/>
    </style:style>
    <style:style style:name="T4" style:family="text">
      <style:text-properties fo:color="#dddddd" style:font-name="Avenir LT Std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033cm" svg:height="3.035cm" svg:x="5.321cm" svg:y="11.3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202.78273278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8.818cm" svg:height="2.368cm" svg:x="14.536cm" svg:y="11.986cm">
          <draw:text-box>
            <text:p text:style-name="P2"><text:span text:style-name="T1">validating</text:span></text:p>
          </draw:text-box>
        </draw:frame>
        <draw:custom-shape draw:style-name="gr3" draw:text-style-name="P4" draw:layer="layout" svg:width="9.415cm" svg:height="3.035cm" svg:x="5.239cm" svg:y="11.3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202.78273278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7.214cm" svg:height="3.035cm" svg:x="5.292cm" svg:y="15.57cm">
          <text:p/>
          <draw:enhanced-geometry svg:viewBox="0 0 21600 21600" draw:path-stretchpoint-x="10800" draw:path-stretchpoint-y="10800" draw:text-areas="?f3 ?f4 ?f5 ?f6" draw:type="round-rectangle" draw:modifiers="10202.78273278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9.415cm" svg:height="3.035cm" svg:x="13.914cm" svg:y="15.5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202.78273278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9.415cm" svg:height="2.64cm" svg:x="13.965cm" svg:y="16.114cm">
          <draw:text-box>
            <text:p text:style-name="P2"><text:span text:style-name="T2">invalid</text:span></text:p>
          </draw:text-box>
        </draw:frame>
        <draw:frame draw:style-name="gr7" draw:text-style-name="P7" draw:layer="layout" svg:width="6.64cm" svg:height="6.64cm" svg:x="13.622cm" svg:y="9.479cm">
          <draw:image xlink:href="Pictures/1000004F000000FB000000FBB49B20467FD71BE2.gif" xlink:type="simple" xlink:show="embed" xlink:actuate="onLoad" loext:mime-type="image/gif">
            <text:p/>
          </draw:image>
        </draw:frame>
        <draw:frame draw:style-name="gr2" draw:text-style-name="P3" draw:layer="layout" svg:width="8.849cm" svg:height="2.368cm" svg:x="5.292cm" svg:y="16.153cm">
          <draw:text-box>
            <text:p text:style-name="P8"><text:span text:style-name="T3">data</text:span></text:p>
          </draw:text-box>
        </draw:frame>
        <draw:frame draw:style-name="gr8" draw:text-style-name="P7" draw:layer="layout" svg:width="7cm" svg:height="2.124cm" svg:x="6.547cm" svg:y="11.815cm">
          <draw:image xlink:href="Pictures/10000040000000C8000000C8AC01FEF37E4EBAC1.gif" xlink:type="simple" xlink:show="embed" xlink:actuate="onLoad" loext:mime-type="image/gif">
            <text:p/>
          </draw:image>
        </draw:frame>
        <draw:custom-shape draw:style-name="gr9" draw:text-style-name="P1" draw:layer="layout" svg:width="17.721cm" svg:height="3.035cm" svg:x="5.495cm" svg:y="7.532cm">
          <text:p/>
          <draw:enhanced-geometry svg:viewBox="0 0 21600 21600" draw:path-stretchpoint-x="10800" draw:path-stretchpoint-y="10800" draw:text-areas="?f3 ?f4 ?f5 ?f6" draw:type="round-rectangle" draw:modifiers="10202.78273278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9.415cm" svg:height="3.035cm" svg:x="5.367cm" svg:y="7.532cm">
          <text:p/>
          <draw:enhanced-geometry svg:viewBox="0 0 21600 21600" draw:path-stretchpoint-x="10800" draw:path-stretchpoint-y="10800" draw:text-areas="?f3 ?f4 ?f5 ?f6" draw:type="round-rectangle" draw:modifiers="10202.78273278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9.415cm" svg:height="2.64cm" svg:x="5.367cm" svg:y="8.027cm">
          <draw:text-box>
            <text:p text:style-name="P2"><text:span text:style-name="T3">error</text:span></text:p>
          </draw:text-box>
        </draw:frame>
        <draw:frame draw:style-name="gr2" draw:text-style-name="P3" draw:layer="layout" svg:width="8.748cm" svg:height="2.368cm" svg:x="14.482cm" svg:y="8.327cm">
          <draw:text-box>
            <text:p text:style-name="P8"><text:span text:style-name="T1">validating</text:span></text:p>
          </draw:text-box>
        </draw:frame>
        <draw:custom-shape draw:style-name="gr4" draw:text-style-name="P1" draw:layer="layout" svg:width="17.214cm" svg:height="3.035cm" svg:x="5.317cm" svg:y="19.52cm">
          <text:p/>
          <draw:enhanced-geometry svg:viewBox="0 0 21600 21600" draw:path-stretchpoint-x="10800" draw:path-stretchpoint-y="10800" draw:text-areas="?f3 ?f4 ?f5 ?f6" draw:type="round-rectangle" draw:modifiers="10202.78273278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9.415cm" svg:height="3.035cm" svg:x="13.939cm" svg:y="19.5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202.78273278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9.415cm" svg:height="2.64cm" svg:x="13.99cm" svg:y="20.064cm">
          <draw:text-box>
            <text:p text:style-name="P2"><text:span text:style-name="T2">valid</text:span></text:p>
          </draw:text-box>
        </draw:frame>
        <draw:frame draw:style-name="gr2" draw:text-style-name="P3" draw:layer="layout" svg:width="8.849cm" svg:height="2.368cm" svg:x="5.317cm" svg:y="20.103cm">
          <draw:text-box>
            <text:p text:style-name="P8"><text:span text:style-name="T3">data</text:span></text:p>
          </draw:text-box>
        </draw:frame>
      </draw:page>
      <draw:page draw:name="page2" draw:style-name="dp1" draw:master-page-name="Default">
        <draw:frame draw:style-name="gr7" draw:text-style-name="P7" draw:layer="layout" svg:width="6.64cm" svg:height="6.64cm" svg:x="37.137cm" svg:y="5.291cm">
          <draw:image xlink:href="Pictures/1000004F000000FB000000FBB49B20467FD71BE2.gif" xlink:type="simple" xlink:show="embed" xlink:actuate="onLoad" loext:mime-type="image/gif">
            <text:p/>
          </draw:image>
        </draw:frame>
        <draw:custom-shape draw:style-name="gr1" draw:text-style-name="P1" draw:layer="layout" svg:width="18.033cm" svg:height="3.035cm" svg:x="5.595cm" svg:y="11.26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202.78273278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8.818cm" svg:height="2.368cm" svg:x="14.81cm" svg:y="11.936cm">
          <draw:text-box>
            <text:p text:style-name="P2"><text:span text:style-name="T1">validation</text:span></text:p>
          </draw:text-box>
        </draw:frame>
        <draw:custom-shape draw:style-name="gr3" draw:text-style-name="P4" draw:layer="layout" svg:width="9.415cm" svg:height="3.035cm" svg:x="5.513cm" svg:y="11.26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202.78273278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7.214cm" svg:height="3.035cm" svg:x="5.566cm" svg:y="15.52cm">
          <text:p/>
          <draw:enhanced-geometry svg:viewBox="0 0 21600 21600" draw:path-stretchpoint-x="10800" draw:path-stretchpoint-y="10800" draw:text-areas="?f3 ?f4 ?f5 ?f6" draw:type="round-rectangle" draw:modifiers="10202.78273278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9.415cm" svg:height="3.035cm" svg:x="14.188cm" svg:y="15.5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202.78273278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9.415cm" svg:height="2.64cm" svg:x="14.239cm" svg:y="16.064cm">
          <draw:text-box>
            <text:p text:style-name="P2"><text:span text:style-name="T2">invalide</text:span></text:p>
          </draw:text-box>
        </draw:frame>
        <draw:frame draw:style-name="gr7" draw:text-style-name="P7" draw:layer="layout" svg:width="6.64cm" svg:height="6.64cm" svg:x="13.896cm" svg:y="9.429cm">
          <draw:image xlink:href="Pictures/1000004F000000FB000000FBB49B20467FD71BE2.gif" xlink:type="simple" xlink:show="embed" xlink:actuate="onLoad" loext:mime-type="image/gif">
            <text:p/>
          </draw:image>
        </draw:frame>
        <draw:frame draw:style-name="gr2" draw:text-style-name="P3" draw:layer="layout" svg:width="8.849cm" svg:height="2.368cm" svg:x="5.566cm" svg:y="16.103cm">
          <draw:text-box>
            <text:p text:style-name="P8"><text:span text:style-name="T4">données</text:span></text:p>
          </draw:text-box>
        </draw:frame>
        <draw:frame draw:style-name="gr8" draw:text-style-name="P7" draw:layer="layout" svg:width="7cm" svg:height="2.124cm" svg:x="6.821cm" svg:y="11.765cm">
          <draw:image xlink:href="Pictures/10000040000000C8000000C8AC01FEF37E4EBAC1.gif" xlink:type="simple" xlink:show="embed" xlink:actuate="onLoad" loext:mime-type="image/gif">
            <text:p/>
          </draw:image>
        </draw:frame>
        <draw:custom-shape draw:style-name="gr9" draw:text-style-name="P1" draw:layer="layout" svg:width="17.721cm" svg:height="3.035cm" svg:x="5.769cm" svg:y="7.482cm">
          <text:p/>
          <draw:enhanced-geometry svg:viewBox="0 0 21600 21600" draw:path-stretchpoint-x="10800" draw:path-stretchpoint-y="10800" draw:text-areas="?f3 ?f4 ?f5 ?f6" draw:type="round-rectangle" draw:modifiers="10202.78273278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9.415cm" svg:height="3.035cm" svg:x="5.641cm" svg:y="7.482cm">
          <text:p/>
          <draw:enhanced-geometry svg:viewBox="0 0 21600 21600" draw:path-stretchpoint-x="10800" draw:path-stretchpoint-y="10800" draw:text-areas="?f3 ?f4 ?f5 ?f6" draw:type="round-rectangle" draw:modifiers="10202.78273278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9.415cm" svg:height="2.64cm" svg:x="5.641cm" svg:y="7.977cm">
          <draw:text-box>
            <text:p text:style-name="P2"><text:span text:style-name="T3">erreur</text:span></text:p>
          </draw:text-box>
        </draw:frame>
        <draw:frame draw:style-name="gr2" draw:text-style-name="P3" draw:layer="layout" svg:width="8.748cm" svg:height="2.368cm" svg:x="14.756cm" svg:y="8.277cm">
          <draw:text-box>
            <text:p text:style-name="P8"><text:span text:style-name="T1">validation</text:span></text:p>
          </draw:text-box>
        </draw:frame>
        <draw:custom-shape draw:style-name="gr4" draw:text-style-name="P1" draw:layer="layout" svg:width="17.214cm" svg:height="3.035cm" svg:x="5.591cm" svg:y="19.47cm">
          <text:p/>
          <draw:enhanced-geometry svg:viewBox="0 0 21600 21600" draw:path-stretchpoint-x="10800" draw:path-stretchpoint-y="10800" draw:text-areas="?f3 ?f4 ?f5 ?f6" draw:type="round-rectangle" draw:modifiers="10202.78273278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9.415cm" svg:height="3.035cm" svg:x="14.213cm" svg:y="19.4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202.78273278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9.415cm" svg:height="2.64cm" svg:x="14.264cm" svg:y="20.014cm">
          <draw:text-box>
            <text:p text:style-name="P2"><text:span text:style-name="T2">valide</text:span></text:p>
          </draw:text-box>
        </draw:frame>
        <draw:frame draw:style-name="gr2" draw:text-style-name="P3" draw:layer="layout" svg:width="8.849cm" svg:height="2.368cm" svg:x="5.591cm" svg:y="20.053cm">
          <draw:text-box>
            <text:p text:style-name="P8"><text:span text:style-name="T4">données</text:span></text:p>
          </draw:text-box>
        </draw:frame>
      </draw:page>
      <draw:page draw:name="page3" draw:style-name="dp1" draw:master-page-name="Default">
        <draw:frame draw:style-name="gr7" draw:text-style-name="P7" draw:layer="layout" svg:width="6.64cm" svg:height="6.64cm" svg:x="37.137cm" svg:y="5.291cm">
          <draw:image xlink:href="Pictures/1000004F000000FB000000FBB49B20467FD71BE2.gif" xlink:type="simple" xlink:show="embed" xlink:actuate="onLoad" loext:mime-type="image/gif">
            <text:p/>
          </draw:image>
        </draw:frame>
        <draw:custom-shape draw:style-name="gr1" draw:text-style-name="P1" draw:layer="layout" svg:width="18.033cm" svg:height="3.035cm" svg:x="5.595cm" svg:y="11.26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202.78273278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8.818cm" svg:height="2.368cm" svg:x="14.81cm" svg:y="11.936cm">
          <draw:text-box>
            <text:p text:style-name="P2"><text:span text:style-name="T1">validação</text:span></text:p>
          </draw:text-box>
        </draw:frame>
        <draw:custom-shape draw:style-name="gr3" draw:text-style-name="P4" draw:layer="layout" svg:width="9.415cm" svg:height="3.035cm" svg:x="5.513cm" svg:y="11.26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202.78273278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7.214cm" svg:height="3.035cm" svg:x="5.566cm" svg:y="15.52cm">
          <text:p/>
          <draw:enhanced-geometry svg:viewBox="0 0 21600 21600" draw:path-stretchpoint-x="10800" draw:path-stretchpoint-y="10800" draw:text-areas="?f3 ?f4 ?f5 ?f6" draw:type="round-rectangle" draw:modifiers="10202.78273278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9.415cm" svg:height="3.035cm" svg:x="14.188cm" svg:y="15.5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202.78273278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9.415cm" svg:height="2.64cm" svg:x="14.239cm" svg:y="16.064cm">
          <draw:text-box>
            <text:p text:style-name="P2"><text:span text:style-name="T2">inválido</text:span></text:p>
          </draw:text-box>
        </draw:frame>
        <draw:frame draw:style-name="gr7" draw:text-style-name="P7" draw:layer="layout" svg:width="6.64cm" svg:height="6.64cm" svg:x="13.896cm" svg:y="9.429cm">
          <draw:image xlink:href="Pictures/1000004F000000FB000000FBB49B20467FD71BE2.gif" xlink:type="simple" xlink:show="embed" xlink:actuate="onLoad" loext:mime-type="image/gif">
            <text:p/>
          </draw:image>
        </draw:frame>
        <draw:frame draw:style-name="gr2" draw:text-style-name="P3" draw:layer="layout" svg:width="8.849cm" svg:height="2.368cm" svg:x="5.566cm" svg:y="16.103cm">
          <draw:text-box>
            <text:p text:style-name="P8"><text:span text:style-name="T4">dadas</text:span></text:p>
          </draw:text-box>
        </draw:frame>
        <draw:frame draw:style-name="gr8" draw:text-style-name="P7" draw:layer="layout" svg:width="7cm" svg:height="2.124cm" svg:x="6.821cm" svg:y="11.765cm">
          <draw:image xlink:href="Pictures/10000040000000C8000000C8AC01FEF37E4EBAC1.gif" xlink:type="simple" xlink:show="embed" xlink:actuate="onLoad" loext:mime-type="image/gif">
            <text:p/>
          </draw:image>
        </draw:frame>
        <draw:custom-shape draw:style-name="gr9" draw:text-style-name="P1" draw:layer="layout" svg:width="17.721cm" svg:height="3.035cm" svg:x="5.769cm" svg:y="7.482cm">
          <text:p/>
          <draw:enhanced-geometry svg:viewBox="0 0 21600 21600" draw:path-stretchpoint-x="10800" draw:path-stretchpoint-y="10800" draw:text-areas="?f3 ?f4 ?f5 ?f6" draw:type="round-rectangle" draw:modifiers="10202.78273278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9.415cm" svg:height="3.035cm" svg:x="5.641cm" svg:y="7.482cm">
          <text:p/>
          <draw:enhanced-geometry svg:viewBox="0 0 21600 21600" draw:path-stretchpoint-x="10800" draw:path-stretchpoint-y="10800" draw:text-areas="?f3 ?f4 ?f5 ?f6" draw:type="round-rectangle" draw:modifiers="10202.78273278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9.415cm" svg:height="2.64cm" svg:x="5.641cm" svg:y="7.977cm">
          <draw:text-box>
            <text:p text:style-name="P8"><text:span text:style-name="T3">erro</text:span></text:p>
          </draw:text-box>
        </draw:frame>
        <draw:frame draw:style-name="gr2" draw:text-style-name="P3" draw:layer="layout" svg:width="8.748cm" svg:height="2.368cm" svg:x="14.756cm" svg:y="8.277cm">
          <draw:text-box>
            <text:p text:style-name="P8"><text:span text:style-name="T1">validação</text:span></text:p>
          </draw:text-box>
        </draw:frame>
        <draw:custom-shape draw:style-name="gr4" draw:text-style-name="P1" draw:layer="layout" svg:width="17.214cm" svg:height="3.035cm" svg:x="5.591cm" svg:y="19.47cm">
          <text:p/>
          <draw:enhanced-geometry svg:viewBox="0 0 21600 21600" draw:path-stretchpoint-x="10800" draw:path-stretchpoint-y="10800" draw:text-areas="?f3 ?f4 ?f5 ?f6" draw:type="round-rectangle" draw:modifiers="10202.78273278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9.415cm" svg:height="3.035cm" svg:x="14.213cm" svg:y="19.4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202.78273278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9.415cm" svg:height="2.64cm" svg:x="14.264cm" svg:y="20.014cm">
          <draw:text-box>
            <text:p text:style-name="P2"><text:span text:style-name="T2">válido</text:span></text:p>
          </draw:text-box>
        </draw:frame>
        <draw:frame draw:style-name="gr2" draw:text-style-name="P3" draw:layer="layout" svg:width="8.849cm" svg:height="2.368cm" svg:x="5.591cm" svg:y="20.053cm">
          <draw:text-box>
            <text:p text:style-name="P8"><text:span text:style-name="T4">dada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venir LT Std" svg:font-family="'Avenir LT St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1T10:11:35.629065537</meta:creation-date>
    <dc:date>2022-02-02T18:03:21.395368919</dc:date>
    <meta:editing-duration>PT2H15M16S</meta:editing-duration>
    <meta:editing-cycles>8</meta:editing-cycles>
    <meta:generator>LibreOffice/6.4.7.2$Linux_X86_64 LibreOffice_project/40$Build-2</meta:generator>
    <meta:document-statistic meta:object-count="53"/>
  </office:meta>
</office:document-meta>
</file>